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C9211E"/>
    </style:style>
    <style:style style:name="ce3" style:family="table-cell" style:parent-style-name="Default" style:data-style-name="N0">
      <style:table-cell-properties fo:background-color="#729FCF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fo:border="thin solid #000000" fo:background-color="#FFFF00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/>
    </style:style>
    <style:style style:name="ce7" style:family="table-cell" style:parent-style-name="Hiper_322__261_cze" style:data-style-name="N0">
      <style:table-cell-properties fo:border="thin solid #000000" style:vertical-align="automatic" fo:wrap-option="wrap"/>
      <style:text-properties fo:color="#467886" style:text-underline-style="solid" style:text-underline-type="single"/>
    </style:style>
    <style:style style:name="ce8" style:family="table-cell" style:parent-style-name="Default" style:data-style-name="N0">
      <style:table-cell-properties fo:border="thin solid #000000"/>
      <style:text-properties fo:color="#FF0000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order="thin solid #000000" fo:background-color="transparent"/>
    </style:style>
    <style:style style:name="ce11" style:family="table-cell" style:parent-style-name="Default" style:data-style-name="N0">
      <style:table-cell-properties fo:border="thin solid #000000" style:vertical-align="automatic" fo:wrap-option="wrap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82083333333333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5.794375cm"/>
    </style:style>
    <style:style style:name="co6" style:family="table-column">
      <style:table-column-properties fo:break-before="auto" style:column-width="7.51416666666667cm"/>
    </style:style>
    <style:style style:name="co7" style:family="table-column">
      <style:table-column-properties fo:break-before="auto" style:column-width="6.0325cm"/>
    </style:style>
    <style:style style:name="co8" style:family="table-column">
      <style:table-column-properties fo:break-before="auto" style:column-width="16.642291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Wersja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Element</text:p>
          </table:table-cell>
          <table:table-cell office:value-type="string" table:style-name="ce4">
            <text:p>Cena jednostkowa NETTO</text:p>
          </table:table-cell>
          <table:table-cell office:value-type="string" table:style-name="ce4">
            <text:p>Ilość</text:p>
          </table:table-cell>
          <table:table-cell office:value-type="string" table:style-name="ce4">
            <text:p>Cena łącznie</text:p>
          </table:table-cell>
          <table:table-cell office:value-type="string" table:style-name="ce4">
            <text:p>Link TME</text:p>
          </table:table-cell>
          <table:table-cell office:value-type="string" table:style-name="ce4">
            <text:p>NOTATKI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5">
            <text:p>Attiny402</text:p>
          </table:table-cell>
          <table:table-cell office:value-type="float" office:value="1.778" table:style-name="ce5">
            <text:p>1.778</text:p>
          </table:table-cell>
          <table:table-cell office:value-type="float" office:value="1" table:style-name="ce6">
            <text:p>1</text:p>
          </table:table-cell>
          <table:table-cell office:value-type="float" office:value="1.778" table:formula="of:=[.D3]*[.C3]" table:style-name="ce6">
            <text:p>1.778</text:p>
          </table:table-cell>
          <table:table-cell office:value-type="string" table:style-name="ce7">
            <text:p><text:a xlink:href="https://www.tme.eu/pl/details/attiny402-ssn/rodzina-avr-8-bit/microchip-technology/">https://www.tme.eu/pl/details/attiny402-ssn/rodzina-avr-8-bit/microchip-technology/</text:a></text:p>
          </table:table-cell>
          <table:table-cell office:value-type="string" table:style-name="ce5">
            <text:p>Cena jednostkowa przy 100 sztukach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6">
            <text:p>MMFTP84W</text:p>
          </table:table-cell>
          <table:table-cell office:value-type="float" office:value="0.1074" table:style-name="ce5">
            <text:p>0.1074</text:p>
          </table:table-cell>
          <table:table-cell office:value-type="float" office:value="4" table:style-name="ce5">
            <text:p>4</text:p>
          </table:table-cell>
          <table:table-cell office:value-type="float" office:value="0.42959999999999998" table:formula="of:=[.D4]*[.C4]" table:style-name="ce6">
            <text:p>0.4296</text:p>
          </table:table-cell>
          <table:table-cell office:value-type="string" table:style-name="ce7">
            <text:p><text:a xlink:href="https://www.tme.eu/pl/details/mmftp84w-dio/tranzystory-z-kanalem-p-smd/diotec-semiconductor/mmftp84w/">https://www.tme.eu/pl/details/mmftp84w-dio/tranzystory-z-kanalem-p-smd/diotec-semiconductor/mmftp84w/</text:a></text:p>
          </table:table-cell>
          <table:table-cell office:value-type="string" table:style-name="ce5">
            <text:p>Cena przy 500 sztukach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style-name="ce6">
            <text:p>BC846-QR</text:p>
          </table:table-cell>
          <table:table-cell office:value-type="float" office:value="5.9499999999999997E-2" table:style-name="ce5">
            <text:p>0.0595</text:p>
          </table:table-cell>
          <table:table-cell office:value-type="float" office:value="1" table:style-name="ce5">
            <text:p>1</text:p>
          </table:table-cell>
          <table:table-cell office:value-type="float" office:value="5.9499999999999997E-2" table:formula="of:=[.D5]*[.C5]" table:style-name="ce6">
            <text:p>0.0595</text:p>
          </table:table-cell>
          <table:table-cell office:value-type="string" table:style-name="ce7">
            <text:p><text:a xlink:href="https://www.tme.eu/pl/details/bc846-qr/tranzystory-npn-smd/nexperia/">https://www.tme.eu/pl/details/bc846-qr/tranzystory-npn-smd/nexperia/</text:a></text:p>
          </table:table-cell>
          <table:table-cell office:value-type="string" table:style-name="ce5">
            <text:p>Cena przy 250 sztukach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6">
            <text:p>BAS70-5</text:p>
          </table:table-cell>
          <table:table-cell office:value-type="float" office:value="9.8000000000000004E-2" table:style-name="ce5">
            <text:p>0.098</text:p>
          </table:table-cell>
          <table:table-cell office:value-type="float" office:value="1" table:style-name="ce5">
            <text:p>1</text:p>
          </table:table-cell>
          <table:table-cell office:value-type="float" office:value="9.8000000000000004E-2" table:formula="of:=[.D6]*[.C6]" table:style-name="ce6">
            <text:p>0.098</text:p>
          </table:table-cell>
          <table:table-cell office:value-type="string" table:style-name="ce7">
            <text:p><text:a xlink:href="https://www.tme.eu/pl/details/bas70-05-dio/diody-schottky-smd/diotec-semiconductor/bas70-5/">https://www.tme.eu/pl/details/bas70-05-dio/diody-schottky-smd/diotec-semiconductor/bas70-5/</text:a></text:p>
          </table:table-cell>
          <table:table-cell office:value-type="string" table:style-name="ce5">
            <text:p>Cena przy 100 sztukach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6">
            <text:p>0603WAJ0103T5E</text:p>
          </table:table-cell>
          <table:table-cell office:value-type="float" office:value="7.11E-3" table:style-name="ce5">
            <text:p>0.00711</text:p>
          </table:table-cell>
          <table:table-cell office:value-type="float" office:value="1" table:style-name="ce6">
            <text:p>1</text:p>
          </table:table-cell>
          <table:table-cell office:value-type="float" office:value="7.11E-3" table:formula="of:=[.D7]*[.C7]" table:style-name="ce6">
            <text:p>0.00711</text:p>
          </table:table-cell>
          <table:table-cell office:value-type="string" table:style-name="ce7">
            <text:p><text:a xlink:href="https://www.tme.eu/pl/details/smd0603-10k/rezystory-smd/royal-ohm/0603saj0103t5e/">https://www.tme.eu/pl/details/smd0603-10k/rezystory-smd/royal-ohm/0603saj0103t5e/</text:a></text:p>
          </table:table-cell>
          <table:table-cell office:value-type="string" table:style-name="ce5">
            <text:p>Cena przy 1000 sztuk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6">
            <text:p>0603WAJ0104T5E</text:p>
          </table:table-cell>
          <table:table-cell office:value-type="float" office:value="3.2799999999999999E-3" table:style-name="ce5">
            <text:p>0.00328</text:p>
          </table:table-cell>
          <table:table-cell office:value-type="float" office:value="1" table:style-name="ce6">
            <text:p>1</text:p>
          </table:table-cell>
          <table:table-cell office:value-type="float" office:value="3.2799999999999999E-3" table:formula="of:=[.D8]*[.C8]" table:style-name="ce6">
            <text:p>0.00328</text:p>
          </table:table-cell>
          <table:table-cell office:value-type="string" table:style-name="ce7">
            <text:p><text:a xlink:href="https://www.tme.eu/pl/details/0603waj0104t5e/rezystory-smd/royal-ohm/">https://www.tme.eu/pl/details/0603waj0104t5e/rezystory-smd/royal-ohm/</text:a></text:p>
          </table:table-cell>
          <table:table-cell office:value-type="string" table:style-name="ce5">
            <text:p>Cena przy 5000 sztuk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style-name="ce6">
            <text:p>TACTM-64N-F</text:p>
          </table:table-cell>
          <table:table-cell office:value-type="float" office:value="0.69699999999999995" table:style-name="ce6">
            <text:p>0.697</text:p>
          </table:table-cell>
          <table:table-cell office:value-type="float" office:value="1" table:style-name="ce6">
            <text:p>1</text:p>
          </table:table-cell>
          <table:table-cell office:value-type="float" office:value="0.69699999999999995" table:formula="of:=[.D9]*[.C9]" table:style-name="ce6">
            <text:p>0.697</text:p>
          </table:table-cell>
          <table:table-cell office:value-type="string" table:style-name="ce7">
            <text:p><text:a xlink:href="https://www.tme.eu/pl/details/tactm-64n-f/mikroprzelaczniki-tact/ninigi/">https://www.tme.eu/pl/details/tactm-64n-f/mikroprzelaczniki-tact/ninigi/</text:a></text:p>
          </table:table-cell>
          <table:table-cell office:value-type="string" table:style-name="ce8">
            <text:p>AKTUALNIE BRAK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6">
            <text:p>FYLS-0805URC (czerwone)</text:p>
          </table:table-cell>
          <table:table-cell office:value-type="float" office:value="0.1086" table:style-name="ce5">
            <text:p>0.1086</text:p>
          </table:table-cell>
          <table:table-cell office:value-type="float" office:value="6" table:style-name="ce6">
            <text:p>6</text:p>
          </table:table-cell>
          <table:table-cell office:value-type="float" office:value="0.65159999999999996" table:formula="of:=[.D10]*[.C10]" table:style-name="ce6">
            <text:p>0.6516</text:p>
          </table:table-cell>
          <table:table-cell office:value-type="string" table:style-name="ce7">
            <text:p><text:a xlink:href="https://www.tme.eu/pl/details/fyls-0805urc/diody-led-smd-kolorowe/foryard/">https://www.tme.eu/pl/details/fyls-0805urc/diody-led-smd-kolorowe/foryard/</text:a></text:p>
          </table:table-cell>
          <table:table-cell office:value-type="string" table:style-name="ce5">
            <text:p>Cena przy 1000 sztukach</text:p>
          </table:table-cell>
          <table:table-cell table:style-name="ce1"/>
          <table:table-cell table:style-name="ce2"/>
          <table:table-cell table:number-columns-repeated="16375"/>
        </table:table-row>
        <table:table-row table:style-name="ro2">
          <table:table-cell/>
          <table:table-cell office:value-type="string" table:style-name="ce6">
            <text:p>LL-S170UYC-Y2-1B (żółte)</text:p>
          </table:table-cell>
          <table:table-cell office:value-type="float" office:value="6.5299999999999997E-2" table:style-name="ce5">
            <text:p>0.0653</text:p>
          </table:table-cell>
          <table:table-cell office:value-type="float" office:value="6" table:style-name="ce6">
            <text:p>6</text:p>
          </table:table-cell>
          <table:table-cell office:value-type="float" office:value="0.39179999999999998" table:formula="of:=[.D11]*[.C11]" table:style-name="ce6">
            <text:p>0.3918</text:p>
          </table:table-cell>
          <table:table-cell office:value-type="string" table:style-name="ce7">
            <text:p>https://www.tme.eu/pl/details/ll-s170uyc-y2-1b/diody-led-smd-kolorowe/luckylight/</text:p>
          </table:table-cell>
          <table:table-cell office:value-type="string" table:style-name="ce5">
            <text:p>Cena przy 1000 sztukach</text:p>
          </table:table-cell>
          <table:table-cell table:style-name="ce1"/>
          <table:table-cell table:style-name="ce2"/>
          <table:table-cell table:number-columns-repeated="16375"/>
        </table:table-row>
        <table:table-row table:style-name="ro2">
          <table:table-cell/>
          <table:table-cell office:value-type="string" table:style-name="ce6">
            <text:p>LTST-C170KFKT (pomarańczowe)</text:p>
          </table:table-cell>
          <table:table-cell office:value-type="float" office:value="0.1368" table:style-name="ce5">
            <text:p>0.1368</text:p>
          </table:table-cell>
          <table:table-cell office:value-type="float" office:value="6" table:style-name="ce6">
            <text:p>6</text:p>
          </table:table-cell>
          <table:table-cell office:value-type="float" office:value="0.82079999999999997" table:formula="of:=[.D12]*[.C12]" table:style-name="ce6">
            <text:p>0.8208</text:p>
          </table:table-cell>
          <table:table-cell office:value-type="string" table:style-name="ce7">
            <text:p>https://www.tme.eu/pl/details/ltst-c170kfkt/diody-led-smd-kolorowe/liteon/</text:p>
          </table:table-cell>
          <table:table-cell office:value-type="string" table:style-name="ce5">
            <text:p>Cena przy 1000 sztukach</text:p>
          </table:table-cell>
          <table:table-cell table:style-name="ce1"/>
          <table:table-cell table:style-name="ce2"/>
          <table:table-cell table:number-columns-repeated="16375"/>
        </table:table-row>
        <table:table-row table:style-name="ro2">
          <table:table-cell/>
          <table:table-cell office:value-type="string" table:style-name="ce6">
            <text:p>RF-GSB170TS-BC (żółto-zielone)</text:p>
          </table:table-cell>
          <table:table-cell office:value-type="float" office:value="9.74E-2" table:style-name="ce5">
            <text:p>0.0974</text:p>
          </table:table-cell>
          <table:table-cell office:value-type="float" office:value="6" table:style-name="ce5">
            <text:p>6</text:p>
          </table:table-cell>
          <table:table-cell office:value-type="float" office:value="0.58440000000000003" table:formula="of:=[.D13]*[.C13]" table:style-name="ce6">
            <text:p>0.5844</text:p>
          </table:table-cell>
          <table:table-cell office:value-type="string" table:style-name="ce7">
            <text:p><text:a xlink:href="https://www.tme.eu/pl/details/rf-gsb170ts-bc/diody-led-smd-kolorowe/refond/">https://www.tme.eu/pl/details/rf-gsb170ts-bc/diody-led-smd-kolorowe/refond/</text:a></text:p>
          </table:table-cell>
          <table:table-cell office:value-type="string" table:style-name="ce5">
            <text:p>Cena przy 1000 sztukach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6">
            <text:p>0603SAF1000T5E</text:p>
          </table:table-cell>
          <table:table-cell office:value-type="float" office:value="4.0200000000000001E-3" table:style-name="ce5">
            <text:p>0.00402</text:p>
          </table:table-cell>
          <table:table-cell office:value-type="float" office:value="24" table:style-name="ce5">
            <text:p>24</text:p>
          </table:table-cell>
          <table:table-cell office:value-type="float" office:value="9.648000000000001E-2" table:formula="of:=[.D14]*[.C14]" table:style-name="ce6">
            <text:p>0.09648</text:p>
          </table:table-cell>
          <table:table-cell office:value-type="string" table:style-name="ce7">
            <text:p>https://www.tme.eu/pl/details/0603saf1000t5e/rezystory-smd/royal-ohm/</text:p>
          </table:table-cell>
          <table:table-cell office:value-type="string" table:style-name="ce5">
            <text:p>Cena przy 5000 sztuk</text:p>
          </table:table-cell>
          <table:table-cell table:style-name="ce1"/>
          <table:table-cell table:style-name="ce2"/>
          <table:table-cell table:number-columns-repeated="16375"/>
        </table:table-row>
        <table:table-row table:style-name="ro4">
          <table:table-cell/>
          <table:table-cell office:value-type="string" table:style-name="ce6">
            <text:p>BC-2002</text:p>
          </table:table-cell>
          <table:table-cell office:value-type="float" office:value="0.73" table:style-name="ce5">
            <text:p>0.73</text:p>
          </table:table-cell>
          <table:table-cell office:value-type="float" office:value="1" table:style-name="ce5">
            <text:p>1</text:p>
          </table:table-cell>
          <table:table-cell office:value-type="float" office:value="0.73" table:formula="of:=[.D15]*[.C15]" table:style-name="ce6">
            <text:p>0.73</text:p>
          </table:table-cell>
          <table:table-cell office:value-type="string" table:style-name="ce7">
            <text:p><text:a xlink:href="https://www.tme.eu/pl/details/bc-2002/baterie-pojemniki-i-uchwyty/comf/">https://www.tme.eu/pl/details/bc-2002/baterie-pojemniki-i-uchwyty/comf/</text:a></text:p>
          </table:table-cell>
          <table:table-cell office:value-type="string" table:style-name="ce5">
            <text:p>Cena przy 1000 sztukach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style-name="ce9">
            <text:p>Bateria CR2032</text:p>
          </table:table-cell>
          <table:table-cell office:value-type="float" office:value="0.63400000000000001" table:style-name="ce5">
            <text:p>0.634</text:p>
          </table:table-cell>
          <table:table-cell office:value-type="float" office:value="1" table:style-name="ce10">
            <text:p>1</text:p>
          </table:table-cell>
          <table:table-cell office:value-type="float" office:value="0.63400000000000001" table:formula="of:=[.D16]*[.C16]" table:style-name="ce6">
            <text:p>0.634</text:p>
          </table:table-cell>
          <table:table-cell office:value-type="string" table:style-name="ce11">
            <text:p>https://www.tme.eu/pl/details/bat-cr2032_a/baterie/akyga-battery/aky1075/</text:p>
          </table:table-cell>
          <table:table-cell office:value-type="string" table:style-name="ce10">
            <text:p>Cena przy 100 sztukach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/>
          <table:table-cell office:value-type="string" table:style-name="ce3">
            <text:p>SUMA</text:p>
          </table:table-cell>
          <table:table-cell office:value-type="float" office:value="6.9815700000000014" table:formula="of:=SUM([.E3:.E16])" table:style-name="ce3">
            <text:p>6.98157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iper_322__261_cze" style:display-name="Hiperłącze" style:family="table-cell" style:data-style-name="N0">
      <style:text-properties fo:color="#467886" style:text-underline-style="solid" style:text-underline-type="single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dc:creator>Krzysztof Sikora</dc:creator>
    <meta:creation-date>2024-03-09T20:29:26Z</meta:creation-date>
    <dc:date>2024-09-02T17:22:02Z</dc:date>
    <meta:editing-cycles>22</meta:editing-cycles>
    <meta:editing-duration>PT9795S</meta:editing-duration>
  </office:meta>
</office:document-meta>
</file>